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08cm" fo:min-width="0.51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2.96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14cm" fo:min-width="0.51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1.5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6.1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1.27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1.27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14cm" fo:min-width="0cm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56cm" fo:min-width="2.088cm" fo:wrap-option="no-wrap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56cm" fo:min-width="4.728cm" fo:wrap-option="no-wrap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56cm" fo:min-width="4.676cm" fo:wrap-option="no-wrap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415cm" fo:min-width="4.676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66cm" fo:min-width="1.02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56cm" fo:min-width="2.612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4.32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837cm" fo:min-width="5.616cm" fo:wrap-option="no-wrap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2.504cm" fo:min-width="14.789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0.97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1.327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1.917cm" fo:min-width="1.32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8.386cm" fo:min-width="10.422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444cm" fo:min-width="2.194cm"/>
    </style:style>
    <style:style style:name="gr29" style:family="graphic" style:parent-style-name="standard">
      <style:graphic-properties draw:textarea-horizontal-align="justify" draw:textarea-vertical-align="middle" draw:auto-grow-height="false" fo:min-height="0.39cm" fo:min-width="0.14cm"/>
    </style:style>
    <style:style style:name="gr30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632cm" fo:min-width="4.204cm" fo:wrap-option="no-wrap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442cm" fo:min-width="4.20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title">
      <style:graphic-properties fo:min-height="2.21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9.937cm" presentation:class="title" presentation:user-transformed="true">
          <draw:text-box>
            <text:p>Mechanical notes<text:line-break/>For the Dog Bowl Scale</text:p>
          </draw:text-box>
        </draw:frame>
        <draw:frame draw:style-name="gr1" draw:text-style-name="P1" draw:layer="layout" svg:width="4.318cm" svg:height="0.962cm" svg:x="19.812cm" svg:y="9.96cm">
          <draw:text-box>
            <text:p>Not to scal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3" draw:layer="layout" svg:width="1.016cm" svg:height="1.958cm" svg:x="23.19cm" svg:y="10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958cm" svg:x="21.59cm" svg:y="10.99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957cm" svg:x="1.4cm" svg:y="0.237cm" presentation:class="title" presentation:user-transformed="true">
          <draw:text-box>
            <text:p>Side view</text:p>
          </draw:text-box>
        </draw:frame>
        <draw:custom-shape draw:style-name="gr4" draw:text-style-name="P3" draw:layer="layout" svg:width="13.462cm" svg:height="1.778cm" svg:x="11.458cm" svg:y="9.144cm">
          <text:p text:style-name="P4">Load Cel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0.464cm" svg:x="23.242cm" svg:y="8.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0.464cm" svg:x="21.542cm" svg:y="8.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0.464cm" svg:x="11.942cm" svg:y="10.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0.464cm" svg:x="13.642cm" svg:y="10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958cm" svg:x="13.642cm" svg:y="7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1.958cm" svg:x="11.942cm" svg:y="7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2.098cm" svg:height="1.778cm" svg:x="2.54cm" svg:y="13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6.67cm" svg:height="1.778cm" svg:x="0.254cm" svg:y="4.9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7.62cm" svg:x="0.232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7.62cm" svg:x="25.132cm" svg:y="6.7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78cm" svg:height="7.62cm" svg:x="0.232cm" svg:y="6.758cm">
          <text:p text:style-name="P4">Water</text:p>
          <text:p text:style-name="P4">Curtain</text:p>
          <text:p text:style-name="P4">To</text:p>
          <text:p text:style-name="P4">Keep</text:p>
          <text:p text:style-name="P4">Water</text:p>
          <text:p text:style-name="P4">out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28cm" svg:height="0.464cm" svg:x="13.97cm" svg:y="11.44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998cm" svg:y1="4.944cm" svg:x2="13.998cm" svg:y2="11.444cm">
          <text:p/>
        </draw:line>
        <draw:line draw:style-name="gr11" draw:text-style-name="P5" draw:layer="layout" svg:x1="14.298cm" svg:y1="4.944cm" svg:x2="14.298cm" svg:y2="11.444cm">
          <text:p/>
        </draw:line>
        <draw:custom-shape draw:style-name="gr10" draw:text-style-name="P3" draw:layer="layout" svg:width="0.328cm" svg:height="0.464cm" svg:x="12.27cm" svg:y="11.44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298cm" svg:y1="4.944cm" svg:x2="12.298cm" svg:y2="11.444cm">
          <text:p/>
        </draw:line>
        <draw:line draw:style-name="gr11" draw:text-style-name="P5" draw:layer="layout" svg:x1="12.598cm" svg:y1="4.944cm" svg:x2="12.598cm" svg:y2="11.444cm">
          <text:p/>
        </draw:line>
        <draw:custom-shape draw:style-name="gr10" draw:text-style-name="P3" draw:layer="layout" svg:width="0.328cm" svg:height="0.464cm" svg:x="21.84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1.872cm" svg:y1="8.58cm" svg:x2="21.872cm" svg:y2="15.08cm">
          <text:p/>
        </draw:line>
        <draw:line draw:style-name="gr11" draw:text-style-name="P5" draw:layer="layout" svg:x1="22.172cm" svg:y1="8.58cm" svg:x2="22.172cm" svg:y2="15.08cm">
          <text:p/>
        </draw:line>
        <draw:custom-shape draw:style-name="gr10" draw:text-style-name="P3" draw:layer="layout" svg:width="0.328cm" svg:height="0.464cm" svg:x="23.54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3.572cm" svg:y1="8.58cm" svg:x2="23.572cm" svg:y2="15.08cm">
          <text:p/>
        </draw:line>
        <draw:line draw:style-name="gr11" draw:text-style-name="P5" draw:layer="layout" svg:x1="23.872cm" svg:y1="8.58cm" svg:x2="23.872cm" svg:y2="15.08cm">
          <text:p/>
        </draw:line>
        <draw:custom-shape draw:style-name="gr12" draw:text-style-name="P3" draw:layer="layout" svg:width="2.794cm" svg:height="0.762cm" svg:x="18.288cm" svg:y="7.112cm">
          <text:p text:style-name="P4">Nut</text:p>
          <draw:enhanced-geometry svg:viewBox="0 0 21600 21600" draw:text-areas="800 800 20800 20800" draw:type="round-rectangular-callout" draw:modifiers="24034.3470483005 48635.38663171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5.646cm" svg:height="0.762cm" svg:x="15.494cm" svg:y="11.29cm">
          <text:p text:style-name="P4">Threaded spacer</text:p>
          <draw:enhanced-geometry svg:viewBox="0 0 21600 21600" draw:text-areas="800 800 20800 20800" draw:type="round-rectangular-callout" draw:modifiers="23087.9404993802 13701.7038007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2.794cm" svg:height="0.762cm" svg:x="18.288cm" svg:y="5.334cm">
          <text:p text:style-name="P4">M5 bolt</text:p>
          <draw:enhanced-geometry svg:viewBox="0 0 21600 21600" draw:text-areas="800 800 20800 20800" draw:type="round-rectangular-callout" draw:modifiers="28887.5849731664 74623.328964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2.794cm" svg:height="0.762cm" svg:x="10.668cm" svg:y="12.192cm">
          <text:p text:style-name="P4">M4 bolt</text:p>
          <draw:enhanced-geometry svg:viewBox="0 0 21600 21600" draw:text-areas="800 800 20800 20800" draw:type="round-rectangular-callout" draw:modifiers="25433.1305903399 -2491.21887287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588cm" svg:height="0.762cm" svg:x="5.334cm" svg:y="7.874cm">
          <text:p text:style-name="P4">Sensor load end</text:p>
          <draw:enhanced-geometry svg:viewBox="0 0 21600 21600" draw:text-areas="800 800 20800 20800" draw:type="round-rectangular-callout" draw:modifiers="22971.9806763285 51409.6985583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588cm" svg:height="0.762cm" svg:x="6.096cm" svg:y="3.048cm">
          <text:p text:style-name="P4">Bolt head</text:p>
          <draw:enhanced-geometry svg:viewBox="0 0 21600 21600" draw:text-areas="800 800 20800 20800" draw:type="round-rectangular-callout" draw:modifiers="22971.9806763285 51409.6985583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5.588cm" svg:height="1.797cm" svg:x="13.774cm" svg:y="2.54cm">
          <text:p text:style-name="P4">Countersunk or</text:p>
          <text:p text:style-name="P4">counterbored</text:p>
          <draw:enhanced-geometry svg:viewBox="0 0 21600 21600" draw:text-areas="800 800 20800 20800" draw:type="round-rectangular-callout" draw:modifiers="-3895.65217391304 27894.9944382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588cm" svg:height="0.762cm" svg:x="16.002cm" svg:y="16.002cm">
          <text:p text:style-name="P4">Bolt head</text:p>
          <draw:enhanced-geometry svg:viewBox="0 0 21600 21600" draw:text-areas="800 800 20800 20800" draw:type="round-rectangular-callout" draw:modifiers="22643.4782608696 -18570.904325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1.524cm" svg:height="0.316cm" svg:x="11.684cm" svg:y="6.7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524cm" svg:height="0.316cm" svg:x="13.384cm" svg:y="6.7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524cm" svg:height="0.316cm" svg:x="21.336cm" svg:y="12.9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524cm" svg:height="0.316cm" svg:x="23.036cm" svg:y="12.9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36cm" svg:height="0.762cm" svg:x="16.706cm" svg:y="12.192cm">
          <text:p text:style-name="P4">Washer</text:p>
          <draw:enhanced-geometry svg:viewBox="0 0 21600 21600" draw:text-areas="800 800 20800 20800" draw:type="round-rectangular-callout" draw:modifiers="29093.4840821184 24657.404980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" draw:layer="layout" svg:width="21.336cm" svg:height="3.095cm" svg:x="3.81cm" svg:y="17.526cm">
          <draw:text-box>
            <text:p>Assembly order: fasten the top to the Load Cell last, using the access hole.</text:p>
            <text:p>The load end bolts are in the center so they are roughly under the center of gravity of the water or food bowl.</text:p>
          </draw:text-box>
        </draw:frame>
        <draw:custom-shape draw:style-name="gr19" draw:text-style-name="P6" draw:layer="layout" svg:width="4.826cm" svg:height="1.778cm" svg:x="10.668cm" svg:y="13.3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6.604cm" svg:height="2.253cm" svg:x="3.302cm" svg:y="10.668cm">
          <text:p text:style-name="P4">Center access hole,</text:p>
          <text:p text:style-name="P4">enabling assembly or</text:p>
          <text:p text:style-name="P4">removal of the top.</text:p>
          <draw:enhanced-geometry svg:viewBox="0 0 21600 21600" draw:text-areas="800 800 20800 20800" draw:type="round-rectangular-callout" draw:modifiers="27489.7199091597 33425.3771073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737cm" svg:x="1.4cm" svg:y="0.22cm" presentation:class="title" presentation:user-transformed="true">
          <draw:text-box>
            <text:p>Top View</text:p>
          </draw:text-box>
        </draw:frame>
        <draw:custom-shape draw:style-name="gr21" draw:text-style-name="P3" draw:layer="layout" svg:width="15.289cm" svg:height="12.754cm" svg:x="5.539cm" svg:y="3.8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7.366cm" svg:y1="3.914cm" svg:x2="7.366cm" svg:y2="16.564cm">
          <text:p/>
        </draw:line>
        <draw:line draw:style-name="gr11" draw:text-style-name="P5" draw:layer="layout" svg:x1="18.766cm" svg:y1="3.914cm" svg:x2="18.766cm" svg:y2="16.564cm">
          <text:p/>
        </draw:line>
        <draw:line draw:style-name="gr11" draw:text-style-name="P5" draw:layer="layout" svg:x1="18.766cm" svg:y1="5.842cm" svg:x2="7.35cm" svg:y2="5.71cm">
          <text:p/>
        </draw:line>
        <draw:line draw:style-name="gr11" draw:text-style-name="P5" draw:layer="layout" svg:x1="18.766cm" svg:y1="15.042cm" svg:x2="7.35cm" svg:y2="14.91cm">
          <text:p/>
        </draw:line>
        <draw:custom-shape draw:style-name="gr22" draw:text-style-name="P6" draw:layer="layout" svg:width="0.762cm" svg:height="0.762cm" svg:x="11.67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1.676cm" svg:y1="10.26cm" svg:x2="12.438cm" svg:y2="10.26cm">
          <text:p/>
        </draw:line>
        <draw:line draw:style-name="gr23" draw:text-style-name="P5" draw:layer="layout" svg:x1="12.084cm" svg:y1="9.906cm" svg:x2="12.084cm" svg:y2="10.668cm">
          <text:p/>
        </draw:line>
        <draw:custom-shape draw:style-name="gr22" draw:text-style-name="P6" draw:layer="layout" svg:width="0.762cm" svg:height="0.762cm" svg:x="13.47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3.477cm" svg:y1="10.261cm" svg:x2="14.239cm" svg:y2="10.261cm">
          <text:p/>
        </draw:line>
        <draw:line draw:style-name="gr23" draw:text-style-name="P5" draw:layer="layout" svg:x1="13.885cm" svg:y1="9.907cm" svg:x2="13.885cm" svg:y2="10.669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4" draw:text-style-name="P3" draw:layer="layout" svg:width="11.473cm" svg:height="1.524cm" svg:x="7.366cm" svg:y="4.28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827cm" svg:height="12.192cm" svg:x="18.839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827cm" svg:height="12.167cm" svg:x="5.539cm" svg:y="4.34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211cm" svg:x="1.4cm" svg:y="0.037cm" presentation:class="title" presentation:user-transformed="true">
          <draw:text-box>
            <text:p>Bottom View</text:p>
          </draw:text-box>
        </draw:frame>
        <draw:custom-shape draw:style-name="gr27" draw:text-style-name="P3" draw:layer="layout" svg:width="10.922cm" svg:height="8.636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81cm" svg:height="3.81cm" svg:x="10.976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4.686cm" svg:y1="9.652cm" svg:x2="11.33cm" svg:y2="9.652cm">
          <text:p/>
        </draw:line>
        <draw:line draw:style-name="gr23" draw:text-style-name="P5" draw:layer="layout" svg:x1="14.686cm" svg:y1="11.052cm" svg:x2="11.33cm" svg:y2="11.052cm">
          <text:p/>
        </draw:line>
        <draw:line draw:style-name="gr23" draw:text-style-name="P5" draw:layer="layout" svg:x1="11.33cm" svg:y1="9.652cm" svg:x2="11.33cm" svg:y2="11.052cm">
          <text:p/>
        </draw:line>
        <draw:custom-shape draw:style-name="gr29" draw:text-style-name="P4" draw:layer="layout" svg:width="1.016cm" svg:height="1.016cm" svg:x="11.559cm" svg:y="9.8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0" draw:text-style-name="P7" draw:layer="layout" svg:width="0.254cm" svg:height="0.254cm" svg:x="11.904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1.016cm" svg:height="1.016cm" svg:x="13.427cm" svg:y="9.77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0" draw:text-style-name="P7" draw:layer="layout" svg:width="0.254cm" svg:height="0.254cm" svg:x="13.805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5.08cm" svg:height="2.032cm" svg:x="16.764cm" svg:y="5.334cm">
          <text:p text:style-name="P4">Access hole</text:p>
          <draw:enhanced-geometry svg:viewBox="0 0 21600 21600" draw:text-areas="800 800 20800 20800" draw:type="round-rectangular-callout" draw:modifiers="-11652.3518992324 36092.0806689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08cm" svg:height="2.906cm" svg:x="5.294cm" svg:y="4.343cm">
          <text:p text:style-name="P4">Nuts that fasten</text:p>
          <text:p text:style-name="P4">the top onto</text:p>
          <text:p text:style-name="P4">the Load Cell</text:p>
          <draw:enhanced-geometry svg:viewBox="0 0 21600 21600" draw:text-areas="800 800 20800 20800" draw:type="round-rectangular-callout" draw:modifiers="28248.7699271797 42679.876160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08cm" svg:height="2.906cm" svg:x="5.294cm" svg:y="4.343cm">
          <text:p text:style-name="P4">Nuts that fasten</text:p>
          <text:p text:style-name="P4">the top onto</text:p>
          <text:p text:style-name="P4">the Load Cell</text:p>
          <draw:enhanced-geometry svg:viewBox="0 0 21600 21600" draw:text-areas="800 800 20800 20800" draw:type="round-rectangular-callout" draw:modifiers="36542.7278094863 41699.0712074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11.473cm" svg:height="1.524cm" svg:x="7.366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6:25:14.601736582</meta:creation-date>
    <dc:date>2016-07-17T17:43:34.711390762</dc:date>
    <meta:editing-duration>PT46M6S</meta:editing-duration>
    <meta:editing-cycles>8</meta:editing-cycles>
    <meta:generator>LibreOffice/5.1.4.2$Linux_X86_64 LibreOffice_project/10m0$Build-2</meta:generator>
    <meta:document-statistic meta:object-count="103"/>
  </office:meta>
</office:document-meta>
</file>